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240e7" officeooo:paragraph-rsid="001240e7" style:font-size-asian="12.25pt" style:font-size-complex="14pt"/>
    </style:style>
    <style:style style:name="P2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240e7" officeooo:paragraph-rsid="001e704e" style:font-size-asian="12.25pt" style:font-size-complex="14pt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3b2c1" officeooo:paragraph-rsid="001e704e" style:font-size-asian="12.25pt" style:font-size-complex="14pt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7c699" officeooo:paragraph-rsid="0017c699" style:font-size-asian="12.25pt" style:font-size-complex="14pt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7c699" officeooo:paragraph-rsid="001e704e" style:font-size-asian="12.25pt" style:font-size-complex="14pt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8ca41" officeooo:paragraph-rsid="0018ca41" style:font-size-asian="12.25pt" style:font-size-complex="14pt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language="ru" fo:country="RU" officeooo:rsid="0019dbc8" officeooo:paragraph-rsid="0019dbc8" style:font-size-asian="12.25pt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style:font-name="Times New Roman" fo:font-size="14pt" fo:language="ru" fo:country="RU" officeooo:rsid="001e704e" officeooo:paragraph-rsid="001e704e" style:font-name-asian="NSimSun1" style:font-size-asian="12.25pt" style:font-name-complex="Liberation Mono" style:font-size-complex="14pt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font-name="Times New Roman" fo:font-size="14pt" officeooo:paragraph-rsid="00146e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ca41"/>
    </style:style>
    <style:style style:name="T3" style:family="text">
      <style:text-properties fo:language="en" fo:country="US" officeooo:rsid="001c3ee2"/>
    </style:style>
    <style:style style:name="T4" style:family="text">
      <style:text-properties fo:language="ru" fo:country="RU" officeooo:rsid="00146e30" style:font-size-asian="12.25pt" style:font-size-complex="14pt"/>
    </style:style>
    <style:style style:name="T5" style:family="text">
      <style:text-properties style:font-name-asian="NSimSun1" style:font-name-complex="Liberation Mono"/>
    </style:style>
    <style:style style:name="T6" style:family="text">
      <style:text-properties officeooo:rsid="001c3ee2" style:font-name-asian="NSimSun1" style:font-name-complex="Liberation Mono"/>
    </style:style>
    <style:style style:name="T7" style:family="text">
      <style:text-properties officeooo:rsid="0018ca41"/>
    </style:style>
    <style:style style:name="T8" style:family="text">
      <style:text-properties officeooo:rsid="001c3ee2"/>
    </style:style>
    <style:style style:name="T9" style:family="text">
      <style:text-properties officeooo:rsid="001d583b"/>
    </style:style>
    <style:style style:name="T10" style:family="text">
      <style:text-properties officeooo:rsid="001e70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ехниеское задание для проекта по <text:span text:style-name="T1">Discord.py</text:span></text:p>
      <text:list xml:id="list3866968883" text:style-name="L1">
        <text:list-item>
          <text:p text:style-name="P1">Отключение пользователя от голосового канала по команде (!<text:span text:style-name="T1">kill user_name). </text:span><text:span text:style-name="T8">При вводе команды бот заходит в голосовай канал, воспроизводит звук и отключает пользователя. </text:span><text:span text:style-name="T10">(Реализовано)</text:span></text:p>
        </text:list-item>
        <text:list-item>
          <text:p text:style-name="P1">При добавлении нового участника на канал, отправляется приветственн<text:span text:style-name="T8">ые аудиофайл с правилами, а также текст</text:span>, в котором рассказываются правила сервера. <text:span text:style-name="T10">(Реализовано)</text:span></text:p>
        </text:list-item>
        <text:list-item>
          <text:p text:style-name="P2">Таймер <text:span text:style-name="T10">(Реализовано)</text:span></text:p>
        </text:list-item>
        <text:list-item>
          <text:p text:style-name="P1">Бан пользователей <text:span text:style-name="T8">по команде </text:span></text:p>
        </text:list-item>
        <text:list-item>
          <text:p text:style-name="P3">Игра в русскую рулетку. Выбирается время и количество пользователей, которых случайно отключит <text:s/>от голосового канала <text:span text:style-name="T5">в</text:span> промежуток указанн<text:span text:style-name="T5">ого</text:span> времени или отключит возможность разговаривать. <text:span text:style-name="T10">(Реализовано)</text:span></text:p>
        </text:list-item>
        <text:list-item>
          <text:p text:style-name="P9"><text:span text:style-name="T4">Погода </text:span></text:p>
        </text:list-item>
        <text:list-item>
          <text:p text:style-name="P4"><text:span text:style-name="T6">Функция о</text:span>бщ<text:span text:style-name="T8">его</text:span> сбор<text:span text:style-name="T8">а</text:span> (всех пользователей <text:span text:style-name="T8">дискорд сервера</text:span>) по указанному месту, времени и тексту. <text:span text:style-name="T8">За некоторое время до указанного события будет писаться напоминание в личные сообщения каждому пользователю.</text:span></text:p>
        </text:list-item>
        <text:list-item>
          <text:p text:style-name="P4">Отправление сообщений из группы в вк в дискорд (чтобы не заходить <text:span text:style-name="T6">в вк</text:span>). <text:span text:style-name="T8">В дискорде будет создан отдельный текстовый канал в который будет отправляться все сообщения из группы в вк.</text:span></text:p>
        </text:list-item>
        <text:list-item>
          <text:p text:style-name="P5">!<text:span text:style-name="T2">spam </text:span><text:span text:style-name="T7">имя_пользователя время_минуты (команда вызывает пользователя раз в </text:span><text:span text:style-name="T6">указанное время</text:span><text:span text:style-name="T7">, до тех пор, пока пользователь не напишет команду !</text:span><text:span text:style-name="T2">stop_spam) </text:span><text:span text:style-name="T10">(Реализовано)</text:span></text:p>
        </text:list-item>
        <text:list-item>
          <text:p text:style-name="P6"><text:span text:style-name="T6">Предупреждение</text:span> (или бан) при использовании определенного слова в сообщени<text:span text:style-name="T8">и указанного</text:span> пользователя.</text:p>
        </text:list-item>
        <text:list-item>
          <text:p text:style-name="P6"><text:span text:style-name="T6">Краткая информация с википедии</text:span> <text:span text:style-name="T8">(</text:span>для быстрого доступа<text:span text:style-name="T8">)</text:span></text:p>
        </text:list-item>
        <text:list-item>
          <text:p text:style-name="P7">!<text:span text:style-name="T3">cyberbool user_name time (</text:span><text:span text:style-name="T8">функция запрещающая разговаривать в голосовых каналах, писать в текстовых каналах </text:span><text:span text:style-name="T9">на определенное время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7T19:02:46.134000000</dc:date>
    <meta:editing-duration>PT33M46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3" meta:word-count="203" meta:character-count="1492" meta:non-whitespace-character-count="1311"/>
  </office:meta>
</office:document-meta>
</file>